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ImageCapture/dialog-lb.xml"/>
  <manifest:file-entry manifest:media-type="" manifest:full-path="Dialogs/ImageCapture/"/>
  <manifest:file-entry manifest:media-type="" manifest:full-path="Dialogs/"/>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ImageCapture/Main.xml"/>
  <manifest:file-entry manifest:media-type="text/xml" manifest:full-path="Basic/ImageCapture/script-lb.xml"/>
  <manifest:file-entry manifest:media-type="" manifest:full-path="Basic/ImageCapture/"/>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PasteboardSynchronize(pb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2-24T00:04:51</meta:creation-date>
    <dc:creator>Edward Peterlin</dc:creator>
    <dc:date>2008-01-19T10:57:45</dc:date>
    <dc:language>en-US</dc:language>
    <meta:editing-cycles>4</meta:editing-cycles>
    <meta:editing-duration>PT17M47S</meta:editing-duration>
    <meta:user-defined meta:name="Info 1"/>
    <meta:user-defined meta:name="Info 2"/>
    <meta:user-defined meta:name="Info 3"/>
    <meta:user-defined meta:name="Info 4"/>
    <meta:document-statistic meta:table-count="0" meta:image-count="0" meta:object-count="0" meta:page-count="1" meta:paragraph-count="1" meta:word-count="2" meta:character-count="33"/>
  </office:meta>
</office:document-meta>
</file>

<file path=Basic/ImageCapture/Main.xml><?xml version="1.0" encoding="utf-8"?>
<!DOCTYPE module  PUBLIC '-//OpenOffice.org//DTD OfficeDocument 1.0//EN'  'module.dtd'>
<script:module xmlns:script="http://openoffice.org/2000/script" script:name="Main" script:language="StarBasic">REM  *****  BASIC  *****

REM  GNU General Public License Version 2.1
REM  =============================================
REM  Copyright 2007 by Planamesa Inc. - http://www.planamesa.com
REM
REM  This library is free software; you can redistribute it and/or
REM  modify it under the terms of the GNU General Public
REM  License version 2.1, as published by the Free Software Foundation.
REM
REM  This library is distributed in the hope that it will be useful,
REM  but WITHOUT ANY WARRANTY; without even the implied warranty of
REM  MERCHANTABILITY or FITNESS FOR A PARTICULAR PURPOSE.  See the GNU
REM  General Public License for more details.
REM
REM  You should have received a copy of the GNU General Public
REM  License along with this library; if not, write to the Free Software
REM  Foundation, Inc., 59 Temple Place, Suite 330, Boston,
REM  MA  02111-1307  USA

REM  StarBasic driver code for ImageCapture library.

Sub Main
	Dim t as Object
	
	t = CreateUnoService("org.neooffice.ImageCapture")
	
	If IsNull(t) Then
		MsgBox "Unable to create Image Capture service!", 0, "NeoOffice"
		Exit Sub
	End If
	
	If t.hasImageCapture() Then
		If t.captureImageToClipboard() Then
			' we have an image on the clipboard.  Issue a Paste
			' to put it into the present document
			
			If Not( IsNull(StarDesktop.CurrentComponent) ) Then
				dim document   as object
				dim dispatcher as object

				document   = StarDesktop.CurrentComponent.CurrentController.Frame
				dispatcher = createUnoService("com.sun.star.frame.DispatchHelper")
				
				dispatcher.executeDispatch(document, ".uno:Paste", "", 0, Array())
			End If
		End If
	End If
End Sub
</script:module>
</file>

<file path=Basic/ImageCapture/script-lb.xml><?xml version="1.0" encoding="utf-8"?>
<!DOCTYPE library  PUBLIC '-//OpenOffice.org//DTD OfficeDocument 1.0//EN'  'library.dtd'>
<library:library xmlns:library="http://openoffice.org/2000/library" library:name="ImageCapture" library:readonly="false" library:passwordprotected="false">
  <library:element library:name="Main"/>
</library:library>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mageCapture" library:link="false"/>
</library:libraries>
</file>

<file path=Dialogs/ImageCapture/dialog-lb.xml><?xml version="1.0" encoding="utf-8"?>
<!DOCTYPE library  PUBLIC '-//OpenOffice.org//DTD OfficeDocument 1.0//EN'  'library.dtd'>
<library:library xmlns:library="http://openoffice.org/2000/library" library:name="ImageCaptur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mageCapture" library:link="false"/>
</library:libraries>
</file>